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f9711" officeooo:paragraph-rsid="000d20d2" style:font-weight-asian="bold" style:font-weight-complex="bold"/>
    </style:style>
    <style:style style:name="P2" style:family="paragraph" style:parent-style-name="Standard">
      <style:text-properties fo:font-weight="bold" officeooo:rsid="000d301e" officeooo:paragraph-rsid="000d301e" style:font-weight-asian="bold" style:font-weight-complex="bold"/>
    </style:style>
    <style:style style:name="P3" style:family="paragraph" style:parent-style-name="Standard">
      <style:text-properties fo:color="#ff0000" loext:opacity="100%" fo:font-weight="bold" officeooo:rsid="0013b333" officeooo:paragraph-rsid="0013b333" style:font-weight-asian="bold" style:font-weight-complex="bold"/>
    </style:style>
    <style:style style:name="P4" style:family="paragraph" style:parent-style-name="Title">
      <style:text-properties officeooo:rsid="00155f6e" officeooo:paragraph-rsid="000d20d2"/>
    </style:style>
    <style:style style:name="P5" style:family="paragraph" style:parent-style-name="Standard">
      <style:text-properties fo:font-weight="normal" officeooo:rsid="001e190e" officeooo:paragraph-rsid="000d20d2" style:font-weight-asian="normal" style:font-weight-complex="normal"/>
    </style:style>
    <style:style style:name="P6" style:family="paragraph" style:parent-style-name="Standard">
      <style:paragraph-properties fo:text-align="justify" style:justify-single-word="false"/>
      <style:text-properties fo:font-weight="normal" officeooo:rsid="000f9711" officeooo:paragraph-rsid="000d20d2" style:font-weight-asian="normal" style:font-weight-complex="normal"/>
    </style:style>
    <style:style style:name="P7" style:family="paragraph" style:parent-style-name="Title">
      <style:text-properties officeooo:rsid="0013b333" officeooo:paragraph-rsid="0013b333"/>
    </style:style>
    <style:style style:name="P8" style:family="paragraph" style:parent-style-name="Standard">
      <style:paragraph-properties fo:text-align="start" style:justify-single-word="false"/>
      <style:text-properties fo:font-weight="normal" officeooo:rsid="000f9711" officeooo:paragraph-rsid="000d301e" style:font-weight-asian="normal" style:font-weight-complex="normal"/>
    </style:style>
    <style:style style:name="P9" style:family="paragraph" style:parent-style-name="Standard">
      <style:paragraph-properties fo:text-align="start" style:justify-single-word="false"/>
      <style:text-properties fo:font-weight="normal" officeooo:rsid="00147912" officeooo:paragraph-rsid="000d301e" style:font-weight-asian="normal" style:font-weight-complex="normal"/>
    </style:style>
    <style:style style:name="P10" style:family="paragraph" style:parent-style-name="Standard">
      <style:paragraph-properties fo:text-align="start" style:justify-single-word="false"/>
      <style:text-properties fo:font-weight="normal" officeooo:rsid="000d301e" officeooo:paragraph-rsid="000d301e" style:font-weight-asian="normal" style:font-weight-complex="normal"/>
    </style:style>
    <style:style style:name="P11" style:family="paragraph" style:parent-style-name="Standard">
      <style:paragraph-properties fo:text-align="start" style:justify-single-word="false"/>
      <style:text-properties officeooo:rsid="000d301e" officeooo:paragraph-rsid="000d301e"/>
    </style:style>
    <style:style style:name="P12" style:family="paragraph" style:parent-style-name="Standard">
      <style:paragraph-properties fo:text-align="start" style:justify-single-word="false"/>
      <style:text-properties officeooo:rsid="000d6652" officeooo:paragraph-rsid="000d6652"/>
    </style:style>
    <style:style style:name="P13" style:family="paragraph" style:parent-style-name="Title">
      <style:text-properties officeooo:rsid="0010249e" officeooo:paragraph-rsid="0010249e"/>
    </style:style>
    <style:style style:name="P14" style:family="paragraph" style:parent-style-name="Standard">
      <style:text-properties officeooo:rsid="0011c4e9" officeooo:paragraph-rsid="0013b333"/>
    </style:style>
    <style:style style:name="P15" style:family="paragraph" style:parent-style-name="Standard">
      <style:paragraph-properties fo:text-align="start" style:justify-single-word="false"/>
      <style:text-properties officeooo:rsid="001d9e97" officeooo:paragraph-rsid="000d6652"/>
    </style:style>
    <style:style style:name="P16" style:family="paragraph" style:parent-style-name="Title">
      <style:text-properties officeooo:rsid="001d9e97" officeooo:paragraph-rsid="000e1dcb"/>
    </style:style>
    <style:style style:name="P17" style:family="paragraph" style:parent-style-name="Standard">
      <style:paragraph-properties fo:text-align="justify" style:justify-single-word="false"/>
      <style:text-properties officeooo:rsid="001d9e97" officeooo:paragraph-rsid="000e1dcb"/>
    </style:style>
    <style:style style:name="P18" style:family="paragraph" style:parent-style-name="Standard">
      <style:paragraph-properties fo:text-align="justify" style:justify-single-word="false"/>
      <style:text-properties officeooo:rsid="00168416" officeooo:paragraph-rsid="00168416"/>
    </style:style>
    <style:style style:name="P19" style:family="paragraph" style:parent-style-name="Title">
      <style:text-properties officeooo:rsid="000e1dcb" officeooo:paragraph-rsid="000e1dcb"/>
    </style:style>
    <style:style style:name="P20" style:family="paragraph" style:parent-style-name="Standard">
      <style:text-properties officeooo:rsid="000e1dcb" officeooo:paragraph-rsid="00168416"/>
    </style:style>
    <style:style style:name="P21" style:family="paragraph" style:parent-style-name="Standard">
      <style:text-properties officeooo:rsid="0013b333" officeooo:paragraph-rsid="0013b333"/>
    </style:style>
    <style:style style:name="P22" style:family="paragraph" style:parent-style-name="Standard">
      <style:text-properties officeooo:rsid="000e1dcb" officeooo:paragraph-rsid="000e1dcb"/>
    </style:style>
    <style:style style:name="P23" style:family="paragraph" style:parent-style-name="Standard">
      <style:text-properties officeooo:rsid="000e65bc" officeooo:paragraph-rsid="000e65bc"/>
    </style:style>
    <style:style style:name="P24" style:family="paragraph" style:parent-style-name="Standard">
      <style:text-properties fo:color="#ff0000" loext:opacity="100%" officeooo:rsid="00168416" officeooo:paragraph-rsid="00168416"/>
    </style:style>
    <style:style style:name="P25" style:family="paragraph" style:parent-style-name="Standard">
      <style:text-properties fo:color="#000000" loext:opacity="100%" officeooo:rsid="00168416" officeooo:paragraph-rsid="00168416"/>
    </style:style>
    <style:style style:name="T1" style:family="text">
      <style:text-properties officeooo:rsid="001e190e"/>
    </style:style>
    <style:style style:name="T2" style:family="text">
      <style:text-properties officeooo:rsid="000d20d2"/>
    </style:style>
    <style:style style:name="T3" style:family="text">
      <style:text-properties officeooo:rsid="00117c6f"/>
    </style:style>
    <style:style style:name="T4" style:family="text">
      <style:text-properties officeooo:rsid="000d301e"/>
    </style:style>
    <style:style style:name="T5" style:family="text">
      <style:text-properties officeooo:rsid="000d6652"/>
    </style:style>
    <style:style style:name="T6" style:family="text">
      <style:text-properties fo:font-weight="normal" style:font-weight-asian="normal" style:font-weight-complex="normal"/>
    </style:style>
    <style:style style:name="T7" style:family="text">
      <style:text-properties fo:font-weight="normal" officeooo:rsid="000d6652" style:font-weight-asian="normal" style:font-weight-complex="normal"/>
    </style:style>
    <style:style style:name="T8" style:family="text">
      <style:text-properties fo:font-weight="normal" officeooo:rsid="000e1dcb" style:font-weight-asian="normal" style:font-weight-complex="normal"/>
    </style:style>
    <style:style style:name="T9" style:family="text">
      <style:text-properties officeooo:rsid="0011c4e9"/>
    </style:style>
    <style:style style:name="T10" style:family="text">
      <style:text-properties officeooo:rsid="0013b333"/>
    </style:style>
    <style:style style:name="T11" style:family="text">
      <style:text-properties officeooo:rsid="001501a4"/>
    </style:style>
    <style:style style:name="T12" style:family="text">
      <style:text-properties officeooo:rsid="000e1dcb"/>
    </style:style>
    <style:style style:name="T13" style:family="text">
      <style:text-properties officeooo:rsid="001684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jet : Orpellières 1</text:p>
      <text:p text:style-name="P2">Équipe 8</text:p>
      <text:p text:style-name="P2"/>
      <text:p text:style-name="P3">PARTIE COLLECTIVE</text:p>
      <text:p text:style-name="P4">Introduction</text:p>
      <text:p text:style-name="P5">Pendant le Hackaton, nous avons été commandité par la Communauté d’Agglomération Béziers Méditerranée – Département de l’Aménagement et de la Transition Écologique pour répondre à ces problématiques :</text:p>
      <text:p text:style-name="P5"/>
      <text:p text:style-name="P6">C<text:span text:style-name="T1">omment améliorer</text:span></text:p>
      <text:p text:style-name="P6">- la maîtrise de la fréquentation sur le site naturel protégé des Orpellières</text:p>
      <text:p text:style-name="P6">- la visibilité numérique des Orpellières et de nos missions</text:p>
      <text:p text:style-name="P6">- Suivre et évaluer l’évolution des habitats naturels (graus, lagunes, trait de côté et cordon lunaire)</text:p>
      <text:p text:style-name="P6"/>
      <text:p text:style-name="P6">Pour pouvoir y répondre, nous avons décidé comme approche de créer une base de donnée<text:span text:style-name="T1">s</text:span> (la récolte <text:span text:style-name="T2">des données </text:span>se fait automatiquement) afin de la lier avec le reste du projet qui serai un site web.</text:p>
      <text:p text:style-name="P7">Solution Globale RT – Base de données</text:p>
      <text:p text:style-name="P8">Tout d’abord, <text:span text:style-name="T3">comme nous n’avions pas à disposition de base de données complète fournie (seulement les analyses vélo/piéton) par Orpellières, nous avons décidé de </text:span><text:span text:style-name="T1">nous </text:span><text:span text:style-name="T3">appuyer de données en ligne sur d’autres sites </text:span><text:span text:style-name="T2">comme le site INPN Orpellières :</text:span></text:p>
      <text:p text:style-name="P8"><text:a xlink:type="simple" xlink:href="https://inpn.mnhn.fr/site/natura2000/FR9101434" text:style-name="Internet_20_link" text:visited-style-name="Visited_20_Internet_20_Link">https://inpn.mnhn.fr/site/natura2000/FR9101434</text:a></text:p>
      <text:p text:style-name="P8"/>
      <text:p text:style-name="P9"><text:span text:style-name="T4">O</text:span>n a <text:span text:style-name="T4">aussi </text:span>constaté qu’il y avait des données qui changeaient souvent et d’autres non. Donc on a décidé de transformer les données en deux bases de données : une partie administration et une partie biodiversité. <text:span text:style-name="T5">Avec une troisième base de données pour les cyclistes/piétons.</text:span></text:p>
      <text:p text:style-name="P9"/>
      <text:p text:style-name="P10">Après, on a créé des scripts pour récupérer des images correspondant à chaque espèce pour permettre un meilleur affichage des données <text:span text:style-name="T5">en utilisant soit l’API de wikipédia ou soit l’API de unsplash.</text:span><text:line-break/></text:p>
      <text:p text:style-name="P11"><text:span text:style-name="T6">Enfin, on a relié les bases de données au site web créé par les autres membres du groupe </text:span><text:span text:style-name="T7">grâce à des scripts en JavaScript.</text:span></text:p>
      <text:p text:style-name="P11"><text:span text:style-name="T7"/></text:p>
      <text:p text:style-name="P12"><text:span text:style-name="T6">Pour finir, on a utilisé des technologies GitHub </text:span><text:span text:style-name="T8">(GitHub Pages) </text:span><text:span text:style-name="T6">pour mettre en service le serveur web ainsi que toutes les autres ressources comme les images (pour certaines vidéos, on a utilisé Youtube pour alléger le service).</text:span></text:p>
      <text:p text:style-name="P13"><text:soft-page-break/>Rapport avec la formation</text:p>
      <text:p text:style-name="Standard">Ici, <text:span text:style-name="T9">le travail est en lien avec l’UE programmer. En effet, on crée des bases de données à l’aide scripts en python en les organisant automatiquement et en les réutilisant sur des pages web. </text:span></text:p>
      <text:p text:style-name="P14">De plus, on a utilisé GitHub et Visual Studio Code pour organiser notre espace de travail <text:span text:style-name="T10">et</text:span> se répartir les différentes tâches. </text:p>
      <text:p text:style-name="P14"/>
      <text:p text:style-name="P14">Pour résumer, on <text:span text:style-name="T11">a</text:span> utilisé plusieurs langages <text:span text:style-name="T10">de programmation, créer de nombreux scripts se ratachant directement ou indirectemenent les uns aux autres pour récolter analyser, etc les données, fait de l’automatisation de tâche (récolte des données, recherche d’image). On a aussi, utilisé GitHub une application de travail de groupe, mis en lien nos bases de données avec le serveur web et mis en service ce serveur.</text:span></text:p>
      <text:p text:style-name="P15"/>
      <text:p text:style-name="P16"><text:span text:style-name="T12">Choix </text:span><text:span text:style-name="T13">des Services Utilisés</text:span></text:p>
      <text:p text:style-name="P17">Pour <text:span text:style-name="T1">le travail</text:span> <text:span text:style-name="T1">de</text:span> groupe, on a préféré utiliser GitHub et Visual Studio Code. Cela nous a permis de <text:span text:style-name="T12">voir la progression de chacun tout en séparant les espaces de travail grâce aux branches sur GitHub.</text:span></text:p>
      <text:p text:style-name="P17"/>
      <text:p text:style-name="P18">GitHub nous a aussi permis de déployer les services nécessaires comme le serveur web et les scripts. Et l’utilisation des WorkFlow interne de GitHub nous a permis, à l’aide d’un fichier YAML exécutant des commandes bash, d’automatiser tout nos services. De la récolte de donnée jusqu’au à la mise en place du serveur web.</text:p>
      <text:p text:style-name="P18"/>
      <text:p text:style-name="P17"><text:span text:style-name="T12">Après</text:span>, l’utilisation de VisualStudio Code <text:span text:style-name="T12">(VS code) </text:span>nous a rendu la tâche très facile car <text:span text:style-name="T12">il</text:span> fonctionne sur la majorité des OS, tout en permettant <text:span text:style-name="T12">une compatibilité inter-OS. De plus, le fait que GitHub soit utilisable sur le terminal intégré de VS code nous a grandement aidé à être plus efficace dans le partage de nos travaux.</text:span></text:p>
      <text:p text:style-name="P19">Choix Techniques</text:p>
      <text:p text:style-name="P20"><text:tab/><text:span text:style-name="T13">Pour les données que nous avons choisi, comme les données disponible était très limitée, on a opté sur la récupération en ligne de données. Sur le site INPN Orpellières, on a pu retrouver beaucoup de données sous format XML qui est adapté à la récupération de données par scripts python.</text:span></text:p>
      <text:p text:style-name="P20"/>
      <text:p text:style-name="P20"><text:tab/>En récupérant les données en ligne depuis le site INPN, nous avons du trier les données pour ne garder que l’essentiel. <text:span text:style-name="T10">Pour ce faire, on a dû créer deux scripts (partie admin, partie <text:s/>biodiversité).</text:span></text:p>
      <text:p text:style-name="P21"/>
      <text:p text:style-name="P21"><text:tab/>On a aussi décidé de convertir sous forme de dictionnaire les données triées avant de les écrire dans un fichier (un pour chaque base de données) au format JSON car il est très facile à comprendre et plus léger que XML. Par conséquent, plus rapide que XML.</text:p>
      <text:p text:style-name="P21"/>
      <text:p text:style-name="P21"><text:soft-page-break/><text:tab/>Chaques fichiers est écrit selon son mois et son année car la récupération se ferait tout les mois (mise à jour du site INPN tout les 1-2 mois) et permettrait de conserver les anciennes données pour avoir l’évolution de celles-ci au fil du temps.</text:p>
      <text:p text:style-name="P22"/>
      <text:p text:style-name="P23"><text:span text:style-name="T10"><text:tab/>A</text:span>près la récupération des données, on a décidé de changer toutes les valeurs ambigü en valeurs compréhensible (G ==&gt; bonne) car elles seraient celles qui seraient afficher pour l’utilisateur.</text:p>
      <text:p text:style-name="P23"/>
      <text:p text:style-name="P23"><text:tab/><text:span text:style-name="T11">On a utilisé du JavaScript pour mettre en lien nos données sur le site web car il était plus facile de le faire sur ce langage que sur d’autres (comme du python, etc)</text:span></text:p>
      <text:p text:style-name="P23"/>
      <text:p text:style-name="P23"><text:tab/><text:span text:style-name="T11">On a aussi créé des script python permettant la récupération d’image en fonction de noms d’espèces pour simplifier l’affichage du site web de manière automatique (s’effectuera même si l’espèce n’était pas initialement dans l’Orpellières</text:span><text:span text:style-name="T13">)</text:span><text:span text:style-name="T11">.</text:span></text:p>
      <text:p text:style-name="P23"/>
      <text:p text:style-name="P24">PARTIE INDIVIDUELLE</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weight="normal" officeooo:rsid="000f2ba6" officeooo:paragraph-rsid="000d20d2" style:font-weight-asian="normal" style:font-weight-complex="normal"/>
    </style:style>
    <style:style style:name="MP2" style:family="paragraph" style:parent-style-name="Header">
      <style:text-properties fo:font-weight="normal" officeooo:rsid="00168416" officeooo:paragraph-rsid="00168416" style:font-weight-asian="normal" style:font-weight-complex="normal"/>
    </style:style>
    <style:style style:name="MT1" style:family="text">
      <style:text-properties officeooo:rsid="000d301e"/>
    </style:style>
    <style:style style:name="MT2" style:family="text">
      <style:text-properties officeooo:rsid="0016841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EDIEU Tristan</text:p>
        <text:p text:style-name="MP2">WILHEM Tom</text:p>
        <text:p text:style-name="MP1"><text:tab/><text:span text:style-name="MT1">Solution</text:span> <text:span text:style-name="MT1">T</text:span>echnique <text:span text:style-name="MT1">RT</text:span><text:span text:style-name="MT2">1</text:span> : Hackat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14:38:42.771691615</meta:creation-date>
    <dc:date>2025-03-12T16:49:57.641898487</dc:date>
    <meta:editing-duration>PT13M18S</meta:editing-duration>
    <meta:editing-cycles>1</meta:editing-cycles>
    <meta:document-statistic meta:table-count="0" meta:image-count="0" meta:object-count="0" meta:page-count="3" meta:paragraph-count="37" meta:word-count="858" meta:character-count="5189" meta:non-whitespace-character-count="4354"/>
    <meta:generator>LibreOffice/24.8.5.2$Linux_X86_64 LibreOffice_project/480$Build-2</meta:generator>
  </office:meta>
</office:document-meta>
</file>